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1e508c" style:font-weight-asian="bold" style:font-weight-complex="bold"/>
    </style:style>
    <style:style style:name="P3" style:family="paragraph" style:parent-style-name="Text_20_body">
      <style:text-properties fo:font-weight="bold" officeooo:rsid="0021ce7e" officeooo:paragraph-rsid="0021ce7e" style:font-weight-asian="bold" style:font-weight-complex="bold"/>
    </style:style>
    <style:style style:name="P4" style:family="paragraph" style:parent-style-name="Text_20_body">
      <style:text-properties officeooo:paragraph-rsid="00208551"/>
    </style:style>
    <style:style style:name="P5" style:family="paragraph" style:parent-style-name="Text_20_body">
      <style:text-properties officeooo:rsid="001e508c" officeooo:paragraph-rsid="001e508c"/>
    </style:style>
    <style:style style:name="P6" style:family="paragraph" style:parent-style-name="Text_20_body">
      <style:text-properties fo:font-weight="normal" officeooo:rsid="0021ce7e" officeooo:paragraph-rsid="0021ce7e" style:font-weight-asian="normal" style:font-weight-complex="normal"/>
    </style:style>
    <style:style style:name="P7" style:family="paragraph" style:parent-style-name="Text_20_body">
      <style:text-properties officeooo:rsid="00226572" officeooo:paragraph-rsid="00226572"/>
    </style:style>
    <style:style style:name="P8" style:family="paragraph" style:parent-style-name="Text_20_body">
      <style:text-properties officeooo:rsid="0022c287" officeooo:paragraph-rsid="0022c287"/>
    </style:style>
    <style:style style:name="P9" style:family="paragraph" style:parent-style-name="Text_20_body">
      <style:text-properties fo:font-weight="bold" officeooo:rsid="0022c287" officeooo:paragraph-rsid="00264bc4" style:font-weight-asian="bold" style:font-weight-complex="bold"/>
    </style:style>
    <style:style style:name="P10" style:family="paragraph" style:parent-style-name="Text_20_body">
      <style:text-properties fo:font-weight="normal" officeooo:rsid="0022c287" officeooo:paragraph-rsid="00264bc4" style:font-weight-asian="normal" style:font-weight-complex="normal"/>
    </style:style>
    <style:style style:name="P11" style:family="paragraph" style:parent-style-name="Text_20_body">
      <style:text-properties fo:font-weight="normal" officeooo:rsid="00264bc4" officeooo:paragraph-rsid="00264bc4" style:font-weight-asian="normal" style:font-weight-complex="normal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64b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Text_20_body">sudo apt-get update</text:p>
      <text:p text:style-name="Text_20_body">sudo apt-get upgrade</text:p>
      <text:p text:style-name="Text_20_body"/>
      <text:p text:style-name="P1">Instalacja Javy JRE I JDK:</text:p>
      <text:p text:style-name="Text_20_body">sudo apt-get install default-jre</text:p>
      <text:p text:style-name="Text_20_body">sudo apt-get install default-jdk</text:p>
      <text:p text:style-name="Text_20_body">java -version</text:p>
      <text:p text:style-name="Text_20_body">javac -version</text:p>
      <text:p text:style-name="Text_20_body"/>
      <text:p text:style-name="P1">Instalacja I konfiguracja Intellij:</text:p>
      <text:p text:style-name="Text_20_body">download IntelliJ</text:p>
      <text:p text:style-name="Text_20_body">navigate to the download folder</text:p>
      <text:p text:style-name="Text_20_body">sudo tar xf ideaIC—*.tar.gz -C /opt/</text:p>
      <text:p text:style-name="Text_20_body">after unpacking:</text:p>
      <text:p text:style-name="Text_20_body">cd /opt/ideaIU-*</text:p>
      <text:p text:style-name="Text_20_body">cd bin</text:p>
      <text:p text:style-name="Text_20_body">sh idea.sh .</text:p>
      <text:p text:style-name="Text_20_body">Launch IntelliJ and CTRL+SHIFT+ALT+S:</text:p>
      <text:p text:style-name="Text_20_body">set default SDK</text:p>
      <text:p text:style-name="Text_20_body"/>
      <text:p text:style-name="P1">Instalacja gita:</text:p>
      <text:p text:style-name="Text_20_body">sudo apt-get install git</text:p>
      <text:p text:style-name="Text_20_body">git –version</text:p>
      <text:p text:style-name="Text_20_body">sudo apt install gitk</text:p>
      <text:p text:style-name="Text_20_body"/>
      <text:p text:style-name="Text_20_body">stworzyc plik .gitignore I wpisac do niego:</text:p>
      <text:p text:style-name="Text_20_body">.idea</text:p>
      <text:p text:style-name="Text_20_body">out/</text:p>
      <text:p text:style-name="Text_20_body">lub zainstalowac wtyczke do IDEA. Using IDE built-in plugin system:</text:p>
      <text:p text:style-name="Text_20_body">File&gt;&gt;Plugins&gt;&gt;Browse Reporitories&gt;&gt;.gitignore</text:p>
      <text:p text:style-name="Text_20_body"/>
      <text:p text:style-name="Text_20_body"/>
      <text:p text:style-name="Text_20_body"/>
      <text:p text:style-name="P1"><text:soft-page-break/>Helpers:</text:p>
      <text:p text:style-name="P3">For Hibernating, Suspending and other advanced options, install from Activities:</text:p>
      <text:p text:style-name="P6">GNOME Tweaks</text:p>
      <text:p text:style-name="P1"/>
      <text:p text:style-name="P1">Do otdwarzania filmow z Samsunga Galaxy zainstalowac ponizsze (Unable to play this file</text:p>
      <text:p text:style-name="Text_20_body">sudo apt install gstreamer1.0-plugins-bad gstreamer1.0-libav</text:p>
      <text:p text:style-name="Text_20_body"/>
      <text:p text:style-name="P1">Remove directory from git and local</text:p>
      <text:p text:style-name="Text_20_body">You could checkout 'master' with both directories;</text:p>
      <text:p text:style-name="Text_20_body">git rm -r one-of-the-directories</text:p>
      <text:p text:style-name="Text_20_body">git commit -m "Remove duplicated directory"</text:p>
      <text:p text:style-name="Text_20_body">git push origin &lt;your-git-branch&gt; (typically 'master', but not always)</text:p>
      <text:p text:style-name="Text_20_body"/>
      <text:p text:style-name="P1">Remove directory from git but NOT local</text:p>
      <text:p text:style-name="Text_20_body">git rm -r --cached myFolder</text:p>
      <text:p text:style-name="Text_20_body"/>
      <text:p text:style-name="P2">Unlinking local repository from remote:</text:p>
      <text:p text:style-name="P4"><text:span text:style-name="T3">D</text:span>elete the config settings fro<text:span text:style-name="T1">m</text:span> .<text:span text:style-name="T1">git/config with:</text:span></text:p>
      <text:p text:style-name="P5">git remote rm origin</text:p>
      <text:p text:style-name="P4">The<text:span text:style-name="T2">n to get rid of th FETCH_HEAD which still points to github, do:</text:span></text:p>
      <text:p text:style-name="P5">rm .git/FETCH_HEAD</text:p>
      <text:p text:style-name="Text_20_body"/>
      <text:p text:style-name="P1">remove from the index with:</text:p>
      <text:p text:style-name="Text_20_body">git rm --cached jjdz5-materialy</text:p>
      <text:p text:style-name="Text_20_body"/>
      <text:p text:style-name="P1">wyswietl partycje:</text:p>
      <text:p text:style-name="Text_20_body">sudo lsblk -o NAME,FSTYPE,SIZE,MOUNTPOINT,</text:p>
      <text:p text:style-name="Text_20_body"/>
      <text:p text:style-name="P7"><text:span text:style-name="T4">Resetowanie lokalnego master brancha to aktualnego remote master brancha</text:span> </text:p>
      <text:p text:style-name="P7">checkout master</text:p>
      <text:p text:style-name="P7">fetch origin</text:p>
      <text:p text:style-name="P7">reset –hard origin/master</text:p>
      <text:p text:style-name="P7"/>
      <text:p text:style-name="P7"/>
      <text:p text:style-name="P9"><text:soft-page-break/><text:span text:style-name="T5">Zawansonana konfiguracja</text:span> </text:p>
      <text:p text:style-name="P10">dConf z Ubuntu Software</text:p>
      <text:p text:style-name="P11">idle-brightness</text:p>
      <text:p text:style-name="P11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30T12:43:29.779573550</dc:date>
    <meta:editing-duration>P2DT12H14M35S</meta:editing-duration>
    <meta:editing-cycles>27</meta:editing-cycles>
    <meta:generator>LibreOffice/6.0.3.2$Linux_X86_64 LibreOffice_project/00m0$Build-2</meta:generator>
    <meta:document-statistic meta:table-count="0" meta:image-count="0" meta:object-count="0" meta:page-count="3" meta:paragraph-count="55" meta:word-count="243" meta:character-count="1711" meta:non-whitespace-character-count="1524"/>
  </office:meta>
</office:document-meta>
</file>